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7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cm" fo:min-width="3.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3.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25cm" fo:min-width="3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2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12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3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2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81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6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="none"/>
      <style:paragraph-properties fo:text-align="center" style:writing-mode="lr-tb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style:paragraph-properties fo:text-align="center" style:writing-mode="lr-tb"/>
      <style:text-properties fo:font-size="4pt"/>
    </style:style>
    <style:style style:name="P8" style:family="paragraph">
      <loext:graphic-properties draw:fill="none"/>
      <style:paragraph-properties fo:text-align="center" style:writing-mode="lr-tb"/>
      <style:text-properties fo:font-size="4pt"/>
    </style:style>
    <style:style style:name="P9" style:family="paragraph">
      <loext:graphic-properties draw:fill="none" draw:fill-color="#ffffff"/>
      <style:text-properties fo:font-size="4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4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5cm" svg:height="1.5cm" svg:x="9.45cm" svg:y="2cm">
          <text:p text:style-name="P1"><text:span text:style-name="T1">Splash </text:span><text:span text:style-name="T1">Scre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3.25cm" svg:x="14.75cm" svg:y="14.15cm">
          <text:p text:style-name="P1"><text:span text:style-name="T1">Pseudo</text:span></text:p>
          <text:p text:style-name="P1"><text:span text:style-name="T1">- auth</text:span></text:p>
          <text:p text:style-name="P1"><text:span text:style-name="T1">- validation</text:span></text:p>
          <text:p text:style-name="P1"><text:span text:style-name="T1">- confirmation</text:span></text:p>
          <text:p text:style-name="P1"><text:span text:style-name="T1">- stockage loc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6cm" svg:x="8.7cm" svg:y="14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cm" svg:height="6.5cm" svg:x="3.5cm" svg:y="2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1.75cm" svg:x="9.2cm" svg:y="15.45cm">
          <text:p text:style-name="P4"><text:span text:style-name="T2">---------</text:span><text:span text:style-name="T2">--- <text:s text:c="6"/></text:span><text:span text:style-name="T2">---------</text:span><text:span text:style-name="T2">--- <text:s text:c="6"/></text:span><text:span text:style-name="T2">---------</text:span><text:span text:style-name="T2">--- <text:s text:c="5"/>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092cm" svg:height="0.806cm" svg:x="8.638cm" svg:y="14.6cm">
          <draw:text-box>
            <text:p><text:span text:style-name="T1">Parties en cours</text:span></text:p>
          </draw:text-box>
        </draw:frame>
        <draw:custom-shape draw:style-name="gr7" draw:text-style-name="P2" draw:layer="layout" svg:width="3.5cm" svg:height="0.75cm" svg:x="8.95cm" svg:y="18.4cm">
          <text:p text:style-name="P1"><text:span text:style-name="T1">Creer </text:span><text:span text:style-name="T1">parti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0.7cm" svg:y1="3.5cm" svg:x2="10.7cm" svg:y2="5cm">
          <text:p/>
        </draw:line>
        <draw:frame draw:style-name="gr9" draw:text-style-name="P6" draw:layer="layout" svg:width="5.75cm" svg:height="0.806cm" svg:x="7.95cm" svg:y="11.694cm">
          <draw:text-box>
            <text:p><text:span text:style-name="T1">Pseudo stocké </text:span><text:span text:style-name="T1">en local</text:span></text:p>
          </draw:text-box>
        </draw:frame>
        <draw:line draw:style-name="gr8" draw:text-style-name="P3" draw:layer="layout" svg:x1="10.7cm" svg:y1="19.05cm" svg:x2="5.4cm" svg:y2="21.9cm">
          <text:p/>
        </draw:line>
        <draw:custom-shape draw:style-name="gr7" draw:text-style-name="P2" draw:layer="layout" svg:width="3.5cm" svg:height="0.75cm" svg:x="3.65cm" svg:y="26.1cm">
          <text:p text:style-name="P1"><text:span text:style-name="T1">Valid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9cm" svg:y1="26.5cm" svg:x2="8.65cm" svg:y2="26.5cm">
          <text:p/>
        </draw:line>
        <draw:custom-shape draw:style-name="gr4" draw:text-style-name="P3" draw:layer="layout" svg:width="3.9cm" svg:height="6.5cm" svg:x="8.7cm" svg:y="2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2.5cm" svg:x="9.101cm" svg:y="23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2.881cm" svg:height="0.806cm" svg:x="9.15cm" svg:y="25.95cm">
          <draw:text-box>
            <text:p><text:span text:style-name="T1">Votre </text:span><text:span text:style-name="T1">flotte</text:span></text:p>
          </draw:text-box>
        </draw:frame>
        <draw:line draw:style-name="gr12" draw:text-style-name="P3" draw:layer="layout" svg:x1="9.15cm" svg:y1="23.65cm" svg:x2="12.15cm" svg:y2="23.65cm">
          <text:p/>
        </draw:line>
        <draw:line draw:style-name="gr12" draw:text-style-name="P3" draw:layer="layout" svg:x1="9.15cm" svg:y1="24.15cm" svg:x2="12.15cm" svg:y2="24.15cm">
          <text:p/>
        </draw:line>
        <draw:line draw:style-name="gr12" draw:text-style-name="P3" draw:layer="layout" svg:x1="9.15cm" svg:y1="24.65cm" svg:x2="12.15cm" svg:y2="24.65cm">
          <text:p/>
        </draw:line>
        <draw:line draw:style-name="gr12" draw:text-style-name="P3" draw:layer="layout" svg:x1="9.15cm" svg:y1="25.15cm" svg:x2="12.15cm" svg:y2="25.15cm">
          <text:p/>
        </draw:line>
        <draw:line draw:style-name="gr12" draw:text-style-name="P3" draw:layer="layout" svg:x1="9.65cm" svg:y1="23.15cm" svg:x2="9.65cm" svg:y2="25.65cm">
          <text:p/>
        </draw:line>
        <draw:line draw:style-name="gr12" draw:text-style-name="P3" draw:layer="layout" svg:x1="10.25cm" svg:y1="23.15cm" svg:x2="10.25cm" svg:y2="25.65cm">
          <text:p/>
        </draw:line>
        <draw:line draw:style-name="gr12" draw:text-style-name="P3" draw:layer="layout" svg:x1="10.85cm" svg:y1="23.15cm" svg:x2="10.85cm" svg:y2="25.65cm">
          <text:p/>
        </draw:line>
        <draw:line draw:style-name="gr12" draw:text-style-name="P3" draw:layer="layout" svg:x1="11.45cm" svg:y1="23.15cm" svg:x2="11.45cm" svg:y2="25.65cm">
          <text:p/>
        </draw:line>
        <draw:custom-shape draw:style-name="gr10" draw:text-style-name="P5" draw:layer="layout" svg:width="3cm" svg:height="2.5cm" svg:x="3.902cm" svg:y="23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2.881cm" svg:height="0.806cm" svg:x="3.951cm" svg:y="22.151cm">
          <draw:text-box>
            <text:p><text:span text:style-name="T1">Votre </text:span><text:span text:style-name="T1">flotte</text:span></text:p>
          </draw:text-box>
        </draw:frame>
        <draw:line draw:style-name="gr12" draw:text-style-name="P3" draw:layer="layout" svg:x1="3.951cm" svg:y1="23.651cm" svg:x2="6.951cm" svg:y2="23.651cm">
          <text:p/>
        </draw:line>
        <draw:line draw:style-name="gr12" draw:text-style-name="P3" draw:layer="layout" svg:x1="3.951cm" svg:y1="24.151cm" svg:x2="6.951cm" svg:y2="24.151cm">
          <text:p/>
        </draw:line>
        <draw:line draw:style-name="gr12" draw:text-style-name="P3" draw:layer="layout" svg:x1="3.951cm" svg:y1="24.651cm" svg:x2="6.951cm" svg:y2="24.651cm">
          <text:p/>
        </draw:line>
        <draw:line draw:style-name="gr12" draw:text-style-name="P3" draw:layer="layout" svg:x1="3.951cm" svg:y1="25.151cm" svg:x2="6.951cm" svg:y2="25.151cm">
          <text:p/>
        </draw:line>
        <draw:line draw:style-name="gr12" draw:text-style-name="P3" draw:layer="layout" svg:x1="4.451cm" svg:y1="23.151cm" svg:x2="4.451cm" svg:y2="25.651cm">
          <text:p/>
        </draw:line>
        <draw:line draw:style-name="gr12" draw:text-style-name="P3" draw:layer="layout" svg:x1="5.051cm" svg:y1="23.151cm" svg:x2="5.051cm" svg:y2="25.651cm">
          <text:p/>
        </draw:line>
        <draw:line draw:style-name="gr12" draw:text-style-name="P3" draw:layer="layout" svg:x1="5.651cm" svg:y1="23.151cm" svg:x2="5.651cm" svg:y2="25.651cm">
          <text:p/>
        </draw:line>
        <draw:line draw:style-name="gr12" draw:text-style-name="P3" draw:layer="layout" svg:x1="6.251cm" svg:y1="23.151cm" svg:x2="6.251cm" svg:y2="25.651cm">
          <text:p/>
        </draw:line>
        <draw:frame draw:style-name="gr11" draw:text-style-name="P6" draw:layer="layout" svg:width="3.647cm" svg:height="0.806cm" svg:x="8.851cm" svg:y="22.15cm">
          <draw:text-box>
            <text:p><text:span text:style-name="T1">Flotte </text:span><text:span text:style-name="T1">adverse</text:span></text:p>
          </draw:text-box>
        </draw:frame>
        <draw:custom-shape draw:style-name="gr13" draw:text-style-name="P8" draw:layer="layout" svg:width="0.8cm" svg:height="0.215cm" svg:x="11.35cm" svg:y="15.752cm">
          <text:p text:style-name="P7"><text:span text:style-name="T3">Rejoindr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8cm" svg:height="0.215cm" svg:x="11.35cm" svg:y="16.2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8cm" svg:height="0.215cm" svg:x="11.35cm" svg:y="16.75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25cm" svg:height="0.408cm" svg:x="11.15cm" svg:y="15.65cm">
          <draw:text-box>
            <text:p><text:span text:style-name="T3">Rejoindre</text:span></text:p>
          </draw:text-box>
        </draw:frame>
        <draw:frame draw:style-name="gr14" draw:text-style-name="P9" draw:layer="layout" svg:width="1.25cm" svg:height="0.408cm" svg:x="11.15cm" svg:y="16.15cm">
          <draw:text-box>
            <text:p><text:span text:style-name="T3">Rejoindre</text:span></text:p>
          </draw:text-box>
        </draw:frame>
        <draw:frame draw:style-name="gr14" draw:text-style-name="P9" draw:layer="layout" svg:width="1.25cm" svg:height="0.408cm" svg:x="11.15cm" svg:y="16.65cm">
          <draw:text-box>
            <text:p><text:span text:style-name="T3">Rejoindre</text:span></text:p>
          </draw:text-box>
        </draw:frame>
        <draw:line draw:style-name="gr8" draw:text-style-name="P3" draw:layer="layout" svg:x1="9.15cm" svg:y1="16.15cm" svg:x2="5.15cm" svg:y2="21.9cm">
          <text:p/>
        </draw:line>
        <draw:custom-shape draw:style-name="gr15" draw:text-style-name="P2" draw:layer="layout" svg:width="3.1cm" svg:height="1.5cm" svg:x="9.05cm" svg:y="26.65cm">
          <text:p text:style-name="P1"><text:span text:style-name="T1">-----------------------------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6cm" svg:x="8.72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cm" svg:height="0.75cm" svg:x="8.97cm" svg:y="9.25cm">
          <text:p text:style-name="P1"><text:span text:style-name="T1">Jou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5cm" svg:height="1.5cm" svg:x="10cm" svg:y="6.25cm">
          <text:p text:style-name="P10"><text:span text:style-name="T4">Lo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1.45cm" svg:height="0.725cm" svg:x="10.05cm" svg:y="6.65cm">
          <draw:text-box>
            <text:p><text:span text:style-name="T2">Logo</text:span></text:p>
          </draw:text-box>
        </draw:frame>
        <draw:line draw:style-name="gr8" draw:text-style-name="P3" draw:layer="layout" svg:x1="10.7cm" svg:y1="10cm" svg:x2="10.7cm" svg:y2="11.5cm">
          <text:p/>
        </draw:line>
        <draw:line draw:style-name="gr8" draw:text-style-name="P3" draw:layer="layout" svg:x1="10.7cm" svg:y1="12.6cm" svg:x2="10.7cm" svg:y2="14.1cm">
          <text:p/>
        </draw:line>
        <draw:frame draw:style-name="gr18" draw:text-style-name="P14" draw:layer="layout" svg:width="4.75cm" svg:height="1.361cm" svg:x="14.5cm" svg:y="11.25cm">
          <draw:text-box>
            <text:p text:style-name="P13"><text:span text:style-name="T1">Pseudo non stocké en local</text:span></text:p>
          </draw:text-box>
        </draw:frame>
        <draw:line draw:style-name="gr8" draw:text-style-name="P3" draw:layer="layout" svg:x1="12.5cm" svg:y1="9.75cm" svg:x2="14.75cm" svg:y2="11.25cm">
          <text:p/>
        </draw:line>
        <draw:line draw:style-name="gr8" draw:text-style-name="P3" draw:layer="layout" svg:x1="16.8cm" svg:y1="12.6cm" svg:x2="16.8cm" svg:y2="14.1cm">
          <text:p/>
        </draw:line>
        <draw:line draw:style-name="gr8" draw:text-style-name="P3" draw:layer="layout" svg:x1="14.75cm" svg:y1="15.65cm" svg:x2="12.75cm" svg:y2="16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09:57:33.518171093</meta:creation-date>
    <dc:date>2022-03-17T16:47:10.817511718</dc:date>
    <meta:editing-duration>PT32M27S</meta:editing-duration>
    <meta:editing-cycles>5</meta:editing-cycles>
    <meta:generator>LibreOffice/7.3.1.3$Linux_X86_64 LibreOffice_project/30$Build-3</meta:generator>
    <meta:document-statistic meta:object-count="52"/>
  </office:meta>
</office:document-meta>
</file>